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23cm" fo:min-width="24.138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5.592cm" fo:min-width="22.868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4.957cm" fo:min-width="4.453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4.957cm" fo:min-width="4.199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4.922cm" fo:min-width="1.7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fffff"/>
    </style:style>
    <style:style style:name="P3" style:family="paragraph">
      <loext:graphic-properties draw:fill-color="#3465a4"/>
      <style:paragraph-properties fo:text-align="center" style:writing-mode="lr-tb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38cm" svg:height="12.573cm" svg:x="1.508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368cm" svg:height="5.842cm" svg:x="2.143cm" svg:y="2.143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953cm" svg:height="5.207cm" svg:x="2.143cm" svg:y="8.23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5.207cm" svg:x="7.477cm" svg:y="8.239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5.207cm" svg:x="12.811cm" svg:y="8.239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99cm" svg:height="5.207cm" svg:x="18.145cm" svg:y="8.239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5.172cm" svg:x="23.225cm" svg:y="8.274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9:16:37.759954892</meta:creation-date>
    <dc:date>2021-08-28T19:41:32.544976983</dc:date>
    <meta:editing-duration>PT20M17S</meta:editing-duration>
    <meta:editing-cycles>4</meta:editing-cycles>
    <meta:generator>LibreOffice/6.4.7.2$Linux_X86_64 LibreOffice_project/40$Build-2</meta:generator>
    <meta:document-statistic meta:object-count="7"/>
  </office:meta>
</office:document-meta>
</file>